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1.6835in"/>
    </style:style>
    <style:style style:name="co6" style:family="table-column">
      <style:table-column-properties fo:break-before="auto" style:column-width="0.8252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3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661in" svg:height="4.0472in" svg:x="12.2673in" svg:y="5.1449in">
            <draw:object draw:notify-on-update-of-ranges="Sheet1.C2:Sheet1.C7 Sheet1.D1:Sheet1.D1 Sheet1.D2:Sheet1.D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25 quart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75 qart</text:p>
          </table:table-cell>
          <table:table-cell office:value-type="string" calcext:value-type="string">
            <text:p>90 quar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&gt;thres %</text:p>
          </table:table-cell>
          <table:table-cell office:value-type="string" calcext:value-type="string">
            <text:p>tineout</text:p>
          </table:table-cell>
          <table:table-cell office:value-type="string" calcext:value-type="string">
            <text:p>timeout Rate</text:p>
          </table:table-cell>
        </table:table-row>
        <table:table-row table:style-name="ro1">
          <table:table-cell office:value-type="string" calcext:value-type="string">
            <text:p>Tisch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799761" calcext:value-type="float">
            <text:p>0.0799761</text:p>
          </table:table-cell>
          <table:table-cell office:value-type="float" office:value="0.0496346" calcext:value-type="float">
            <text:p>0.0496346</text:p>
          </table:table-cell>
          <table:table-cell office:value-type="float" office:value="0.0604961" calcext:value-type="float">
            <text:p>0.0604961</text:p>
          </table:table-cell>
          <table:table-cell office:value-type="float" office:value="0.0610624" calcext:value-type="float">
            <text:p>0.0610624</text:p>
          </table:table-cell>
          <table:table-cell office:value-type="float" office:value="0.0714122" calcext:value-type="float">
            <text:p>0.0714122</text:p>
          </table:table-cell>
          <table:table-cell office:value-type="float" office:value="0.142072" calcext:value-type="float">
            <text:p>0.142072</text:p>
          </table:table-cell>
          <table:table-cell office:value-type="float" office:value="0.457913" calcext:value-type="float">
            <text:p>0.457913</text:p>
          </table:table-cell>
          <table:table-cell office:value-type="float" office:value="0.1" calcext:value-type="float">
            <text:p>0.1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sch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820826" calcext:value-type="float">
            <text:p>0.0820826</text:p>
          </table:table-cell>
          <table:table-cell office:value-type="float" office:value="0.0503713" calcext:value-type="float">
            <text:p>0.0503713</text:p>
          </table:table-cell>
          <table:table-cell office:value-type="float" office:value="0.0608415" calcext:value-type="float">
            <text:p>0.0608415</text:p>
          </table:table-cell>
          <table:table-cell office:value-type="float" office:value="0.061515" calcext:value-type="float">
            <text:p>0.061515</text:p>
          </table:table-cell>
          <table:table-cell office:value-type="float" office:value="0.0741546" calcext:value-type="float">
            <text:p>0.0741546</text:p>
          </table:table-cell>
          <table:table-cell office:value-type="float" office:value="0.142499" calcext:value-type="float">
            <text:p>0.142499</text:p>
          </table:table-cell>
          <table:table-cell office:value-type="float" office:value="0.41998" calcext:value-type="float">
            <text:p>0.41998</text:p>
          </table:table-cell>
          <table:table-cell office:value-type="float" office:value="0.1" calcext:value-type="float">
            <text:p>0.1</text:p>
          </table:table-cell>
          <table:table-cell office:value-type="float" office:value="0.181" calcext:value-type="float">
            <text:p>0.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sch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k</text:p>
          </table:table-cell>
          <table:table-cell office:value-type="float" office:value="0.0801537" calcext:value-type="float">
            <text:p>0.0801537</text:p>
          </table:table-cell>
          <table:table-cell office:value-type="float" office:value="0.0502563" calcext:value-type="float">
            <text:p>0.0502563</text:p>
          </table:table-cell>
          <table:table-cell office:value-type="float" office:value="0.0612499" calcext:value-type="float">
            <text:p>0.0612499</text:p>
          </table:table-cell>
          <table:table-cell office:value-type="float" office:value="0.061963" calcext:value-type="float">
            <text:p>0.061963</text:p>
          </table:table-cell>
          <table:table-cell office:value-type="float" office:value="0.0726272" calcext:value-type="float">
            <text:p>0.0726272</text:p>
          </table:table-cell>
          <table:table-cell office:value-type="float" office:value="0.134029" calcext:value-type="float">
            <text:p>0.134029</text:p>
          </table:table-cell>
          <table:table-cell office:value-type="float" office:value="0.347333" calcext:value-type="float">
            <text:p>0.347333</text:p>
          </table:table-cell>
          <table:table-cell office:value-type="float" office:value="0.1" calcext:value-type="float">
            <text:p>0.1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sch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k</text:p>
          </table:table-cell>
          <table:table-cell office:value-type="float" office:value="0.129837" calcext:value-type="float">
            <text:p>0.129837</text:p>
          </table:table-cell>
          <table:table-cell office:value-type="float" office:value="0.081119" calcext:value-type="float">
            <text:p>0.081119</text:p>
          </table:table-cell>
          <table:table-cell office:value-type="float" office:value="0.0921666" calcext:value-type="float">
            <text:p>0.0921666</text:p>
          </table:table-cell>
          <table:table-cell office:value-type="float" office:value="0.102171" calcext:value-type="float">
            <text:p>0.102171</text:p>
          </table:table-cell>
          <table:table-cell office:value-type="float" office:value="0.123757" calcext:value-type="float">
            <text:p>0.123757</text:p>
          </table:table-cell>
          <table:table-cell office:value-type="float" office:value="0.219301" calcext:value-type="float">
            <text:p>0.219301</text:p>
          </table:table-cell>
          <table:table-cell office:value-type="float" office:value="0.923612" calcext:value-type="float">
            <text:p>0.923612</text:p>
          </table:table-cell>
          <table:table-cell office:value-type="float" office:value="0.1" calcext:value-type="float">
            <text:p>0.1</text:p>
          </table:table-cell>
          <table:table-cell office:value-type="float" office:value="0.546" calcext:value-type="float">
            <text:p>0.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s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k</text:p>
          </table:table-cell>
          <table:table-cell office:value-type="float" office:value="0.456963" calcext:value-type="float">
            <text:p>0.456963</text:p>
          </table:table-cell>
          <table:table-cell office:value-type="float" office:value="0.320474" calcext:value-type="float">
            <text:p>0.320474</text:p>
          </table:table-cell>
          <table:table-cell office:value-type="float" office:value="0.35648" calcext:value-type="float">
            <text:p>0.35648</text:p>
          </table:table-cell>
          <table:table-cell office:value-type="float" office:value="0.397624" calcext:value-type="float">
            <text:p>0.397624</text:p>
          </table:table-cell>
          <table:table-cell office:value-type="float" office:value="0.494509" calcext:value-type="float">
            <text:p>0.494509</text:p>
          </table:table-cell>
          <table:table-cell office:value-type="float" office:value="0.592589" calcext:value-type="float">
            <text:p>0.592589</text:p>
          </table:table-cell>
          <table:table-cell office:value-type="float" office:value="1.996" calcext:value-type="float">
            <text:p>1.996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s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M</text:p>
          </table:table-cell>
          <table:table-cell office:value-type="float" office:value="3.28945" calcext:value-type="float">
            <text:p>3.28945</text:p>
          </table:table-cell>
          <table:table-cell office:value-type="float" office:value="2.92429" calcext:value-type="float">
            <text:p>2.92429</text:p>
          </table:table-cell>
          <table:table-cell office:value-type="float" office:value="3.04126" calcext:value-type="float">
            <text:p>3.04126</text:p>
          </table:table-cell>
          <table:table-cell office:value-type="float" office:value="3.0981" calcext:value-type="float">
            <text:p>3.0981</text:p>
          </table:table-cell>
          <table:table-cell office:value-type="float" office:value="3.33668" calcext:value-type="float">
            <text:p>3.33668</text:p>
          </table:table-cell>
          <table:table-cell table:number-columns-repeated="2" office:value-type="float" office:value="4.47952" calcext:value-type="float">
            <text:p>4.47952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.A1]" office:value-type="string" office:string-value="Position" calcext:value-type="string">
            <text:p>Position</text:p>
          </table:table-cell>
          <table:table-cell table:formula="of:=[.B1]" office:value-type="string" office:string-value="loop" calcext:value-type="string">
            <text:p>loop</text:p>
          </table:table-cell>
          <table:table-cell table:formula="of:=[.C1]" office:value-type="string" office:string-value="Data" calcext:value-type="string">
            <text:p>Data</text:p>
          </table:table-cell>
          <table:table-cell table:formula="of:=[.D1]" office:value-type="string" office:string-value="avg" calcext:value-type="string">
            <text:p>avg</text:p>
          </table:table-cell>
          <table:table-cell table:formula="of:=[.E1]" office:value-type="string" office:string-value="min" calcext:value-type="string">
            <text:p>min</text:p>
          </table:table-cell>
          <table:table-cell table:formula="of:=[.F1]" office:value-type="string" office:string-value="25 quart" calcext:value-type="string">
            <text:p>25 quart</text:p>
          </table:table-cell>
          <table:table-cell table:formula="of:=[.G1]" office:value-type="string" office:string-value="med" calcext:value-type="string">
            <text:p>med</text:p>
          </table:table-cell>
          <table:table-cell table:formula="of:=[.H1]" office:value-type="string" office:string-value="75 qart" calcext:value-type="string">
            <text:p>75 qart</text:p>
          </table:table-cell>
          <table:table-cell table:formula="of:=[.I1]" office:value-type="string" office:string-value="90 quart" calcext:value-type="string">
            <text:p>90 quart</text:p>
          </table:table-cell>
          <table:table-cell table:formula="of:=[.J1]" office:value-type="string" office:string-value="max" calcext:value-type="string">
            <text:p>max</text:p>
          </table:table-cell>
          <table:table-cell table:formula="of:=[.K1]" office:value-type="string" office:string-value="thresh" calcext:value-type="string">
            <text:p>thresh</text:p>
          </table:table-cell>
          <table:table-cell table:formula="of:=[.L1]" office:value-type="string" office:string-value="&gt;thres %" calcext:value-type="string">
            <text:p>&gt;thres %</text:p>
          </table:table-cell>
          <table:table-cell table:formula="of:=[.M1]" office:value-type="string" office:string-value="tineout" calcext:value-type="string">
            <text:p>tineout</text:p>
          </table:table-cell>
          <table:table-cell table:formula="of:=[.N1]" office:value-type="string" office:string-value="timeout Rate" calcext:value-type="string">
            <text:p>timeout Rate</text:p>
          </table:table-cell>
        </table:table-row>
        <table:table-row table:style-name="ro1">
          <table:table-cell table:formula="of:=[.A2]" office:value-type="string" office:string-value="Tisch" calcext:value-type="string">
            <text:p>Tisch</text:p>
          </table:table-cell>
          <table:table-cell table:formula="of:=[.B2]" office:value-type="float" office:value="1000" calcext:value-type="float">
            <text:p>1000</text:p>
          </table:table-cell>
          <table:table-cell table:formula="of:=[.C2]" office:value-type="float" office:value="10" calcext:value-type="float">
            <text:p>10</text:p>
          </table:table-cell>
          <table:table-cell table:formula="of:=[.D2]" office:value-type="float" office:value="0.0799761" calcext:value-type="float">
            <text:p>0.0799761</text:p>
          </table:table-cell>
          <table:table-cell table:formula="of:=[.E2]" office:value-type="float" office:value="0.0496346" calcext:value-type="float">
            <text:p>0.0496346</text:p>
          </table:table-cell>
          <table:table-cell table:formula="of:=[.F2]" office:value-type="float" office:value="0.0604961" calcext:value-type="float">
            <text:p>0.0604961</text:p>
          </table:table-cell>
          <table:table-cell table:formula="of:=[.G2]" office:value-type="float" office:value="0.0610624" calcext:value-type="float">
            <text:p>0.0610624</text:p>
          </table:table-cell>
          <table:table-cell table:formula="of:=[.H2]" office:value-type="float" office:value="0.0714122" calcext:value-type="float">
            <text:p>0.0714122</text:p>
          </table:table-cell>
          <table:table-cell table:formula="of:=[.I2]" office:value-type="float" office:value="0.142072" calcext:value-type="float">
            <text:p>0.142072</text:p>
          </table:table-cell>
          <table:table-cell table:formula="of:=[.J2]" office:value-type="float" office:value="0.457913" calcext:value-type="float">
            <text:p>0.457913</text:p>
          </table:table-cell>
          <table:table-cell table:formula="of:=[.K2]" office:value-type="float" office:value="0.1" calcext:value-type="float">
            <text:p>0.1</text:p>
          </table:table-cell>
          <table:table-cell table:formula="of:=[.L2]" office:value-type="float" office:value="0.153" calcext:value-type="float">
            <text:p>0.153</text:p>
          </table:table-cell>
          <table:table-cell table:formula="of:=[.M2]" office:value-type="float" office:value="0" calcext:value-type="float">
            <text:p>0</text:p>
          </table:table-cell>
          <table:table-cell table:formula="of:=[.N2]" office:value-type="float" office:value="0" calcext:value-type="float">
            <text:p>0</text:p>
          </table:table-cell>
        </table:table-row>
        <table:table-row table:style-name="ro1">
          <table:table-cell table:formula="of:=[.A3]" office:value-type="string" office:string-value="Tisch" calcext:value-type="string">
            <text:p>Tisch</text:p>
          </table:table-cell>
          <table:table-cell table:formula="of:=[.B3]" office:value-type="float" office:value="1000" calcext:value-type="float">
            <text:p>1000</text:p>
          </table:table-cell>
          <table:table-cell table:formula="of:=[.C3]" office:value-type="float" office:value="100" calcext:value-type="float">
            <text:p>100</text:p>
          </table:table-cell>
          <table:table-cell table:formula="of:=[.D3]" office:value-type="float" office:value="0.0820826" calcext:value-type="float">
            <text:p>0.0820826</text:p>
          </table:table-cell>
          <table:table-cell table:formula="of:=[.E3]" office:value-type="float" office:value="0.0503713" calcext:value-type="float">
            <text:p>0.0503713</text:p>
          </table:table-cell>
          <table:table-cell table:formula="of:=[.F3]" office:value-type="float" office:value="0.0608415" calcext:value-type="float">
            <text:p>0.0608415</text:p>
          </table:table-cell>
          <table:table-cell table:formula="of:=[.G3]" office:value-type="float" office:value="0.061515" calcext:value-type="float">
            <text:p>0.061515</text:p>
          </table:table-cell>
          <table:table-cell table:formula="of:=[.H3]" office:value-type="float" office:value="0.0741546" calcext:value-type="float">
            <text:p>0.0741546</text:p>
          </table:table-cell>
          <table:table-cell table:formula="of:=[.I3]" office:value-type="float" office:value="0.142499" calcext:value-type="float">
            <text:p>0.142499</text:p>
          </table:table-cell>
          <table:table-cell table:formula="of:=[.J3]" office:value-type="float" office:value="0.41998" calcext:value-type="float">
            <text:p>0.41998</text:p>
          </table:table-cell>
          <table:table-cell table:formula="of:=[.K3]" office:value-type="float" office:value="0.1" calcext:value-type="float">
            <text:p>0.1</text:p>
          </table:table-cell>
          <table:table-cell table:formula="of:=[.L3]" office:value-type="float" office:value="0.181" calcext:value-type="float">
            <text:p>0.181</text:p>
          </table:table-cell>
          <table:table-cell table:formula="of:=[.M3]" office:value-type="float" office:value="0" calcext:value-type="float">
            <text:p>0</text:p>
          </table:table-cell>
          <table:table-cell table:formula="of:=[.N3]" office:value-type="float" office:value="0" calcext:value-type="float">
            <text:p>0</text:p>
          </table:table-cell>
        </table:table-row>
        <table:table-row table:style-name="ro1">
          <table:table-cell table:formula="of:=[.A4]" office:value-type="string" office:string-value="Tisch" calcext:value-type="string">
            <text:p>Tisch</text:p>
          </table:table-cell>
          <table:table-cell table:formula="of:=[.B4]" office:value-type="float" office:value="1000" calcext:value-type="float">
            <text:p>1000</text:p>
          </table:table-cell>
          <table:table-cell table:formula="of:=[.C4]" office:value-type="string" office:string-value="1k" calcext:value-type="string">
            <text:p>1k</text:p>
          </table:table-cell>
          <table:table-cell table:formula="of:=[.D4]" office:value-type="float" office:value="0.0801537" calcext:value-type="float">
            <text:p>0.0801537</text:p>
          </table:table-cell>
          <table:table-cell table:formula="of:=[.E4]" office:value-type="float" office:value="0.0502563" calcext:value-type="float">
            <text:p>0.0502563</text:p>
          </table:table-cell>
          <table:table-cell table:formula="of:=[.F4]" office:value-type="float" office:value="0.0612499" calcext:value-type="float">
            <text:p>0.0612499</text:p>
          </table:table-cell>
          <table:table-cell table:formula="of:=[.G4]" office:value-type="float" office:value="0.061963" calcext:value-type="float">
            <text:p>0.061963</text:p>
          </table:table-cell>
          <table:table-cell table:formula="of:=[.H4]" office:value-type="float" office:value="0.0726272" calcext:value-type="float">
            <text:p>0.0726272</text:p>
          </table:table-cell>
          <table:table-cell table:formula="of:=[.I4]" office:value-type="float" office:value="0.134029" calcext:value-type="float">
            <text:p>0.134029</text:p>
          </table:table-cell>
          <table:table-cell table:formula="of:=[.J4]" office:value-type="float" office:value="0.347333" calcext:value-type="float">
            <text:p>0.347333</text:p>
          </table:table-cell>
          <table:table-cell table:formula="of:=[.K4]" office:value-type="float" office:value="0.1" calcext:value-type="float">
            <text:p>0.1</text:p>
          </table:table-cell>
          <table:table-cell table:formula="of:=[.L4]" office:value-type="float" office:value="0.153" calcext:value-type="float">
            <text:p>0.153</text:p>
          </table:table-cell>
          <table:table-cell table:formula="of:=[.M4]" office:value-type="float" office:value="0" calcext:value-type="float">
            <text:p>0</text:p>
          </table:table-cell>
          <table:table-cell table:formula="of:=[.N4]" office:value-type="float" office:value="0" calcext:value-type="float">
            <text:p>0</text:p>
          </table:table-cell>
        </table:table-row>
        <table:table-row table:style-name="ro1">
          <table:table-cell table:formula="of:=[.A5]" office:value-type="string" office:string-value="Tisch" calcext:value-type="string">
            <text:p>Tisch</text:p>
          </table:table-cell>
          <table:table-cell table:formula="of:=[.B5]" office:value-type="float" office:value="1000" calcext:value-type="float">
            <text:p>1000</text:p>
          </table:table-cell>
          <table:table-cell table:formula="of:=[.C5]" office:value-type="string" office:string-value="10k" calcext:value-type="string">
            <text:p>10k</text:p>
          </table:table-cell>
          <table:table-cell table:formula="of:=[.D5]" office:value-type="float" office:value="0.129837" calcext:value-type="float">
            <text:p>0.129837</text:p>
          </table:table-cell>
          <table:table-cell table:formula="of:=[.E5]" office:value-type="float" office:value="0.081119" calcext:value-type="float">
            <text:p>0.081119</text:p>
          </table:table-cell>
          <table:table-cell table:formula="of:=[.F5]" office:value-type="float" office:value="0.0921666" calcext:value-type="float">
            <text:p>0.0921666</text:p>
          </table:table-cell>
          <table:table-cell table:formula="of:=[.G5]" office:value-type="float" office:value="0.102171" calcext:value-type="float">
            <text:p>0.102171</text:p>
          </table:table-cell>
          <table:table-cell table:formula="of:=[.H5]" office:value-type="float" office:value="0.123757" calcext:value-type="float">
            <text:p>0.123757</text:p>
          </table:table-cell>
          <table:table-cell table:formula="of:=[.I5]" office:value-type="float" office:value="0.219301" calcext:value-type="float">
            <text:p>0.219301</text:p>
          </table:table-cell>
          <table:table-cell table:formula="of:=[.J5]" office:value-type="float" office:value="0.923612" calcext:value-type="float">
            <text:p>0.923612</text:p>
          </table:table-cell>
          <table:table-cell table:formula="of:=[.K5]" office:value-type="float" office:value="0.1" calcext:value-type="float">
            <text:p>0.1</text:p>
          </table:table-cell>
          <table:table-cell table:formula="of:=[.L5]" office:value-type="float" office:value="0.546" calcext:value-type="float">
            <text:p>0.546</text:p>
          </table:table-cell>
          <table:table-cell table:formula="of:=[.M5]" office:value-type="float" office:value="0" calcext:value-type="float">
            <text:p>0</text:p>
          </table:table-cell>
          <table:table-cell table:formula="of:=[.N5]" office:value-type="float" office:value="0" calcext:value-type="float">
            <text:p>0</text:p>
          </table:table-cell>
        </table:table-row>
        <table:table-row table:style-name="ro1">
          <table:table-cell table:formula="of:=[.A6]" office:value-type="string" office:string-value="Tisch" calcext:value-type="string">
            <text:p>Tisch</text:p>
          </table:table-cell>
          <table:table-cell table:formula="of:=[.B6]" office:value-type="float" office:value="100" calcext:value-type="float">
            <text:p>100</text:p>
          </table:table-cell>
          <table:table-cell table:formula="of:=[.C6]" office:value-type="string" office:string-value="100k" calcext:value-type="string">
            <text:p>100k</text:p>
          </table:table-cell>
          <table:table-cell table:formula="of:=[.D6]" office:value-type="float" office:value="0.456963" calcext:value-type="float">
            <text:p>0.456963</text:p>
          </table:table-cell>
          <table:table-cell table:formula="of:=[.E6]" office:value-type="float" office:value="0.320474" calcext:value-type="float">
            <text:p>0.320474</text:p>
          </table:table-cell>
          <table:table-cell table:formula="of:=[.F6]" office:value-type="float" office:value="0.35648" calcext:value-type="float">
            <text:p>0.35648</text:p>
          </table:table-cell>
          <table:table-cell table:formula="of:=[.G6]" office:value-type="float" office:value="0.397624" calcext:value-type="float">
            <text:p>0.397624</text:p>
          </table:table-cell>
          <table:table-cell table:formula="of:=[.H6]" office:value-type="float" office:value="0.494509" calcext:value-type="float">
            <text:p>0.494509</text:p>
          </table:table-cell>
          <table:table-cell table:formula="of:=[.I6]" office:value-type="float" office:value="0.592589" calcext:value-type="float">
            <text:p>0.592589</text:p>
          </table:table-cell>
          <table:table-cell table:formula="of:=[.J6]" office:value-type="float" office:value="1.996" calcext:value-type="float">
            <text:p>1.996</text:p>
          </table:table-cell>
          <table:table-cell table:formula="of:=[.K6]" office:value-type="float" office:value="0.1" calcext:value-type="float">
            <text:p>0.1</text:p>
          </table:table-cell>
          <table:table-cell table:formula="of:=[.L6]" office:value-type="float" office:value="0.99" calcext:value-type="float">
            <text:p>0.99</text:p>
          </table:table-cell>
          <table:table-cell table:formula="of:=[.M6]" office:value-type="float" office:value="0" calcext:value-type="float">
            <text:p>0</text:p>
          </table:table-cell>
          <table:table-cell table:formula="of:=[.N6]" office:value-type="float" office:value="0" calcext:value-type="float">
            <text:p>0</text:p>
          </table:table-cell>
        </table:table-row>
        <table:table-row table:style-name="ro1">
          <table:table-cell table:formula="of:=[.A7]" office:value-type="string" office:string-value="Tisch" calcext:value-type="string">
            <text:p>Tisch</text:p>
          </table:table-cell>
          <table:table-cell table:formula="of:=[.B7]" office:value-type="float" office:value="10" calcext:value-type="float">
            <text:p>10</text:p>
          </table:table-cell>
          <table:table-cell table:formula="of:=[.C7]" office:value-type="string" office:string-value="1M" calcext:value-type="string">
            <text:p>1M</text:p>
          </table:table-cell>
          <table:table-cell table:formula="of:=[.D7]" office:value-type="float" office:value="3.28945" calcext:value-type="float">
            <text:p>3.28945</text:p>
          </table:table-cell>
          <table:table-cell table:formula="of:=[.E7]" office:value-type="float" office:value="2.92429" calcext:value-type="float">
            <text:p>2.92429</text:p>
          </table:table-cell>
          <table:table-cell table:formula="of:=[.F7]" office:value-type="float" office:value="3.04126" calcext:value-type="float">
            <text:p>3.04126</text:p>
          </table:table-cell>
          <table:table-cell table:formula="of:=[.G7]" office:value-type="float" office:value="3.0981" calcext:value-type="float">
            <text:p>3.0981</text:p>
          </table:table-cell>
          <table:table-cell table:formula="of:=[.H7]" office:value-type="float" office:value="3.33668" calcext:value-type="float">
            <text:p>3.33668</text:p>
          </table:table-cell>
          <table:table-cell table:formula="of:=[.I7]" office:value-type="float" office:value="4.47952" calcext:value-type="float">
            <text:p>4.47952</text:p>
          </table:table-cell>
          <table:table-cell table:formula="of:=[.J7]" office:value-type="float" office:value="4.47952" calcext:value-type="float">
            <text:p>4.47952</text:p>
          </table:table-cell>
          <table:table-cell table:formula="of:=[.K7]" office:value-type="float" office:value="0.1" calcext:value-type="float">
            <text:p>0.1</text:p>
          </table:table-cell>
          <table:table-cell table:formula="of:=[.L7]" office:value-type="float" office:value="0.9" calcext:value-type="float">
            <text:p>0.9</text:p>
          </table:table-cell>
          <table:table-cell table:formula="of:=[.M7]" office:value-type="float" office:value="0" calcext:value-type="float">
            <text:p>0</text:p>
          </table:table-cell>
          <table:table-cell table:formula="of:=[.N7]" office:value-type="float" office:value="0" calcext:value-type="float">
            <text:p>0</text:p>
          </table:table-cell>
        </table:table-row>
        <table:table-row table:style-name="ro1" table:number-rows-repeated="25">
          <table:table-cell table:number-columns-repeated="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0.394023" calcext:value-type="float">
            <text:p>0.394</text:p>
          </table:table-cell>
          <table:table-cell table:style-name="ce1" office:value-type="float" office:value="0.273916" calcext:value-type="float">
            <text:p>0.274</text:p>
          </table:table-cell>
          <table:table-cell table:style-name="ce1" office:value-type="float" office:value="0.316782" calcext:value-type="float">
            <text:p>0.317</text:p>
          </table:table-cell>
          <table:table-cell table:style-name="ce1" office:value-type="float" office:value="0.366788" calcext:value-type="float">
            <text:p>0.367</text:p>
          </table:table-cell>
          <table:table-cell table:style-name="ce1" office:value-type="float" office:value="0.437242" calcext:value-type="float">
            <text:p>0.437</text:p>
          </table:table-cell>
          <table:table-cell table:style-name="ce1" office:value-type="float" office:value="0.522244" calcext:value-type="float">
            <text:p>0.522</text:p>
          </table:table-cell>
          <table:table-cell table:style-name="ce1" office:value-type="float" office:value="1.20373" calcext:value-type="float">
            <text:p>1.2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0.458104" calcext:value-type="float">
            <text:p>0.458</text:p>
          </table:table-cell>
          <table:table-cell table:style-name="ce1" office:value-type="float" office:value="0.296535" calcext:value-type="float">
            <text:p>0.297</text:p>
          </table:table-cell>
          <table:table-cell table:style-name="ce1" office:value-type="float" office:value="0.375268" calcext:value-type="float">
            <text:p>0.375</text:p>
          </table:table-cell>
          <table:table-cell table:style-name="ce1" office:value-type="float" office:value="0.42873" calcext:value-type="float">
            <text:p>0.429</text:p>
          </table:table-cell>
          <table:table-cell table:style-name="ce1" office:value-type="float" office:value="0.498932" calcext:value-type="float">
            <text:p>0.499</text:p>
          </table:table-cell>
          <table:table-cell table:style-name="ce1" office:value-type="float" office:value="0.6014" calcext:value-type="float">
            <text:p>0.601</text:p>
          </table:table-cell>
          <table:table-cell table:style-name="ce1" office:value-type="float" office:value="1.62656" calcext:value-type="float">
            <text:p>1.6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0.681861" calcext:value-type="float">
            <text:p>0.682</text:p>
          </table:table-cell>
          <table:table-cell table:style-name="ce1" office:value-type="float" office:value="0.390513" calcext:value-type="float">
            <text:p>0.391</text:p>
          </table:table-cell>
          <table:table-cell table:style-name="ce1" office:value-type="float" office:value="0.550287" calcext:value-type="float">
            <text:p>0.550</text:p>
          </table:table-cell>
          <table:table-cell table:style-name="ce1" office:value-type="float" office:value="0.633381" calcext:value-type="float">
            <text:p>0.633</text:p>
          </table:table-cell>
          <table:table-cell table:style-name="ce1" office:value-type="float" office:value="0.767954" calcext:value-type="float">
            <text:p>0.768</text:p>
          </table:table-cell>
          <table:table-cell table:style-name="ce1" office:value-type="float" office:value="0.920316" calcext:value-type="float">
            <text:p>0.920</text:p>
          </table:table-cell>
          <table:table-cell table:style-name="ce1" office:value-type="float" office:value="2.44981" calcext:value-type="float">
            <text:p>2.4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0.697985" calcext:value-type="float">
            <text:p>0.698</text:p>
          </table:table-cell>
          <table:table-cell table:style-name="ce1" office:value-type="float" office:value="0.409397" calcext:value-type="float">
            <text:p>0.409</text:p>
          </table:table-cell>
          <table:table-cell table:style-name="ce1" office:value-type="float" office:value="0.552587" calcext:value-type="float">
            <text:p>0.553</text:p>
          </table:table-cell>
          <table:table-cell table:style-name="ce1" office:value-type="float" office:value="0.65389" calcext:value-type="float">
            <text:p>0.654</text:p>
          </table:table-cell>
          <table:table-cell table:style-name="ce1" office:value-type="float" office:value="0.797606" calcext:value-type="float">
            <text:p>0.798</text:p>
          </table:table-cell>
          <table:table-cell table:style-name="ce1" office:value-type="float" office:value="0.950431" calcext:value-type="float">
            <text:p>0.950</text:p>
          </table:table-cell>
          <table:table-cell table:style-name="ce1" office:value-type="float" office:value="1.89024" calcext:value-type="float">
            <text:p>1.8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1.26978" calcext:value-type="float">
            <text:p>1.270</text:p>
          </table:table-cell>
          <table:table-cell table:style-name="ce1" office:value-type="float" office:value="0.418384" calcext:value-type="float">
            <text:p>0.418</text:p>
          </table:table-cell>
          <table:table-cell table:style-name="ce1" office:value-type="float" office:value="0.657123" calcext:value-type="float">
            <text:p>0.657</text:p>
          </table:table-cell>
          <table:table-cell table:style-name="ce1" office:value-type="float" office:value="0.857593" calcext:value-type="float">
            <text:p>0.858</text:p>
          </table:table-cell>
          <table:table-cell table:style-name="ce1" office:value-type="float" office:value="1.37806" calcext:value-type="float">
            <text:p>1.378</text:p>
          </table:table-cell>
          <table:table-cell table:style-name="ce1" office:value-type="float" office:value="2.75092" calcext:value-type="float">
            <text:p>2.751</text:p>
          </table:table-cell>
          <table:table-cell table:style-name="ce1" office:value-type="float" office:value="10.6788" calcext:value-type="float">
            <text:p>10.6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0.78578" calcext:value-type="float">
            <text:p>0.786</text:p>
          </table:table-cell>
          <table:table-cell table:style-name="ce1" office:value-type="float" office:value="0.420192" calcext:value-type="float">
            <text:p>0.420</text:p>
          </table:table-cell>
          <table:table-cell table:style-name="ce1" office:value-type="float" office:value="0.594171" calcext:value-type="float">
            <text:p>0.594</text:p>
          </table:table-cell>
          <table:table-cell table:style-name="ce1" office:value-type="float" office:value="0.717456" calcext:value-type="float">
            <text:p>0.717</text:p>
          </table:table-cell>
          <table:table-cell table:style-name="ce1" office:value-type="float" office:value="0.889793" calcext:value-type="float">
            <text:p>0.890</text:p>
          </table:table-cell>
          <table:table-cell table:style-name="ce1" office:value-type="float" office:value="1.11392" calcext:value-type="float">
            <text:p>1.114</text:p>
          </table:table-cell>
          <table:table-cell table:style-name="ce1" office:value-type="float" office:value="3.05837" calcext:value-type="float">
            <text:p>3.05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25 qua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5 qar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table:formula="of:=[.D41]*1000" office:value-type="float" office:value="394.023" calcext:value-type="float">
            <text:p>394.023</text:p>
          </table:table-cell>
          <table:table-cell table:style-name="ce1" table:formula="of:=[.E41]*1000" office:value-type="float" office:value="273.916" calcext:value-type="float">
            <text:p>273.916</text:p>
          </table:table-cell>
          <table:table-cell table:style-name="ce1" table:formula="of:=[.F41]*1000" office:value-type="float" office:value="316.782" calcext:value-type="float">
            <text:p>316.782</text:p>
          </table:table-cell>
          <table:table-cell table:style-name="ce1" table:formula="of:=[.G41]*1000" office:value-type="float" office:value="366.788" calcext:value-type="float">
            <text:p>366.788</text:p>
          </table:table-cell>
          <table:table-cell table:style-name="ce1" table:formula="of:=[.H41]*1000" office:value-type="float" office:value="437.242" calcext:value-type="float">
            <text:p>437.242</text:p>
          </table:table-cell>
          <table:table-cell table:style-name="ce1" table:formula="of:=[.I41]*1000" office:value-type="float" office:value="522.244" calcext:value-type="float">
            <text:p>522.244</text:p>
          </table:table-cell>
          <table:table-cell table:style-name="ce1" table:formula="of:=[.J41]*1000" office:value-type="float" office:value="1203.73" calcext:value-type="float">
            <text:p>1203.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[.D42]*1000" office:value-type="float" office:value="458.104" calcext:value-type="float">
            <text:p>458.104</text:p>
          </table:table-cell>
          <table:table-cell table:style-name="ce1" table:formula="of:=[.E42]*1000" office:value-type="float" office:value="296.535" calcext:value-type="float">
            <text:p>296.535</text:p>
          </table:table-cell>
          <table:table-cell table:style-name="ce1" table:formula="of:=[.F42]*1000" office:value-type="float" office:value="375.268" calcext:value-type="float">
            <text:p>375.268</text:p>
          </table:table-cell>
          <table:table-cell table:style-name="ce1" table:formula="of:=[.G42]*1000" office:value-type="float" office:value="428.73" calcext:value-type="float">
            <text:p>428.730</text:p>
          </table:table-cell>
          <table:table-cell table:style-name="ce1" table:formula="of:=[.H42]*1000" office:value-type="float" office:value="498.932" calcext:value-type="float">
            <text:p>498.932</text:p>
          </table:table-cell>
          <table:table-cell table:style-name="ce1" table:formula="of:=[.I42]*1000" office:value-type="float" office:value="601.4" calcext:value-type="float">
            <text:p>601.400</text:p>
          </table:table-cell>
          <table:table-cell table:style-name="ce1" table:formula="of:=[.J42]*1000" office:value-type="float" office:value="1626.56" calcext:value-type="float">
            <text:p>1626.56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[.D43]*1000" office:value-type="float" office:value="681.861" calcext:value-type="float">
            <text:p>681.861</text:p>
          </table:table-cell>
          <table:table-cell table:style-name="ce1" table:formula="of:=[.E43]*1000" office:value-type="float" office:value="390.513" calcext:value-type="float">
            <text:p>390.513</text:p>
          </table:table-cell>
          <table:table-cell table:style-name="ce1" table:formula="of:=[.F43]*1000" office:value-type="float" office:value="550.287" calcext:value-type="float">
            <text:p>550.287</text:p>
          </table:table-cell>
          <table:table-cell table:style-name="ce1" table:formula="of:=[.G43]*1000" office:value-type="float" office:value="633.381" calcext:value-type="float">
            <text:p>633.381</text:p>
          </table:table-cell>
          <table:table-cell table:style-name="ce1" table:formula="of:=[.H43]*1000" office:value-type="float" office:value="767.954" calcext:value-type="float">
            <text:p>767.954</text:p>
          </table:table-cell>
          <table:table-cell table:style-name="ce1" table:formula="of:=[.I43]*1000" office:value-type="float" office:value="920.316" calcext:value-type="float">
            <text:p>920.316</text:p>
          </table:table-cell>
          <table:table-cell table:style-name="ce1" table:formula="of:=[.J43]*1000" office:value-type="float" office:value="2449.81" calcext:value-type="float">
            <text:p>2449.8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[.D44]*1000" office:value-type="float" office:value="697.985" calcext:value-type="float">
            <text:p>697.985</text:p>
          </table:table-cell>
          <table:table-cell table:style-name="ce1" table:formula="of:=[.E44]*1000" office:value-type="float" office:value="409.397" calcext:value-type="float">
            <text:p>409.397</text:p>
          </table:table-cell>
          <table:table-cell table:style-name="ce1" table:formula="of:=[.F44]*1000" office:value-type="float" office:value="552.587" calcext:value-type="float">
            <text:p>552.587</text:p>
          </table:table-cell>
          <table:table-cell table:style-name="ce1" table:formula="of:=[.G44]*1000" office:value-type="float" office:value="653.89" calcext:value-type="float">
            <text:p>653.890</text:p>
          </table:table-cell>
          <table:table-cell table:style-name="ce1" table:formula="of:=[.H44]*1000" office:value-type="float" office:value="797.606" calcext:value-type="float">
            <text:p>797.606</text:p>
          </table:table-cell>
          <table:table-cell table:style-name="ce1" table:formula="of:=[.I44]*1000" office:value-type="float" office:value="950.431" calcext:value-type="float">
            <text:p>950.431</text:p>
          </table:table-cell>
          <table:table-cell table:style-name="ce1" table:formula="of:=[.J44]*1000" office:value-type="float" office:value="1890.24" calcext:value-type="float">
            <text:p>1890.24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[.D45]*1000" office:value-type="float" office:value="1269.78" calcext:value-type="float">
            <text:p>1269.780</text:p>
          </table:table-cell>
          <table:table-cell table:style-name="ce1" table:formula="of:=[.E45]*1000" office:value-type="float" office:value="418.384" calcext:value-type="float">
            <text:p>418.384</text:p>
          </table:table-cell>
          <table:table-cell table:style-name="ce1" table:formula="of:=[.F45]*1000" office:value-type="float" office:value="657.123" calcext:value-type="float">
            <text:p>657.123</text:p>
          </table:table-cell>
          <table:table-cell table:style-name="ce1" table:formula="of:=[.G45]*1000" office:value-type="float" office:value="857.593" calcext:value-type="float">
            <text:p>857.593</text:p>
          </table:table-cell>
          <table:table-cell table:style-name="ce1" table:formula="of:=[.H45]*1000" office:value-type="float" office:value="1378.06" calcext:value-type="float">
            <text:p>1378.060</text:p>
          </table:table-cell>
          <table:table-cell table:style-name="ce1" table:formula="of:=[.I45]*1000" office:value-type="float" office:value="2750.92" calcext:value-type="float">
            <text:p>2750.920</text:p>
          </table:table-cell>
          <table:table-cell table:style-name="ce1" table:formula="of:=[.J45]*1000" office:value-type="float" office:value="10678.8" calcext:value-type="float">
            <text:p>10678.8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[.D46]*1000" office:value-type="float" office:value="785.78" calcext:value-type="float">
            <text:p>785.780</text:p>
          </table:table-cell>
          <table:table-cell table:style-name="ce1" table:formula="of:=[.E46]*1000" office:value-type="float" office:value="420.192" calcext:value-type="float">
            <text:p>420.192</text:p>
          </table:table-cell>
          <table:table-cell table:style-name="ce1" table:formula="of:=[.F46]*1000" office:value-type="float" office:value="594.171" calcext:value-type="float">
            <text:p>594.171</text:p>
          </table:table-cell>
          <table:table-cell table:style-name="ce1" table:formula="of:=[.G46]*1000" office:value-type="float" office:value="717.456" calcext:value-type="float">
            <text:p>717.456</text:p>
          </table:table-cell>
          <table:table-cell table:style-name="ce1" table:formula="of:=[.H46]*1000" office:value-type="float" office:value="889.793" calcext:value-type="float">
            <text:p>889.793</text:p>
          </table:table-cell>
          <table:table-cell table:style-name="ce1" table:formula="of:=[.I46]*1000" office:value-type="float" office:value="1113.92" calcext:value-type="float">
            <text:p>1113.920</text:p>
          </table:table-cell>
          <table:table-cell table:style-name="ce1" table:formula="of:=[.J46]*1000" office:value-type="float" office:value="3058.37" calcext:value-type="float">
            <text:p>3058.37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2" table:formula="of:=100/[.D41]" office:value-type="float" office:value="253.792291312944" calcext:value-type="float">
            <text:p>253.79</text:p>
          </table:table-cell>
          <table:table-cell table:style-name="ce2" table:formula="of:=100/[.E41]" office:value-type="float" office:value="365.075424582719" calcext:value-type="float">
            <text:p>365.08</text:p>
          </table:table-cell>
          <table:table-cell table:style-name="ce2" table:formula="of:=100/[.F41]" office:value-type="float" office:value="315.674501707799" calcext:value-type="float">
            <text:p>315.67</text:p>
          </table:table-cell>
          <table:table-cell table:style-name="ce2"/>
          <table:table-cell table:style-name="ce2" table:formula="of:=100/[.H41]" office:value-type="float" office:value="228.706299943738" calcext:value-type="float">
            <text:p>228.7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table:formula="of:=100/[.D42]" office:value-type="float" office:value="218.29104308192" calcext:value-type="float">
            <text:p>218.29</text:p>
          </table:table-cell>
          <table:table-cell/>
          <table:table-cell table:style-name="ce2" table:formula="of:=100/[.F42]" office:value-type="float" office:value="266.476224991206" calcext:value-type="float">
            <text:p>266.48</text:p>
          </table:table-cell>
          <table:table-cell table:style-name="ce2"/>
          <table:table-cell table:style-name="ce2" table:formula="of:=100/[.H42]" office:value-type="float" office:value="200.42811445247" calcext:value-type="float">
            <text:p>200.4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table:formula="of:=100/[.D43]" office:value-type="float" office:value="146.657456578394" calcext:value-type="float">
            <text:p>146.66</text:p>
          </table:table-cell>
          <table:table-cell/>
          <table:table-cell table:style-name="ce2" table:formula="of:=100/[.F43]" office:value-type="float" office:value="181.723355267342" calcext:value-type="float">
            <text:p>181.72</text:p>
          </table:table-cell>
          <table:table-cell table:style-name="ce2"/>
          <table:table-cell table:style-name="ce2" table:formula="of:=100/[.H43]" office:value-type="float" office:value="130.216132737117" calcext:value-type="float">
            <text:p>130.2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table:formula="of:=100/[.D44]" office:value-type="float" office:value="143.26955450332" calcext:value-type="float">
            <text:p>143.27</text:p>
          </table:table-cell>
          <table:table-cell/>
          <table:table-cell table:style-name="ce2" table:formula="of:=100/[.F44]" office:value-type="float" office:value="180.96697895535" calcext:value-type="float">
            <text:p>180.97</text:p>
          </table:table-cell>
          <table:table-cell table:style-name="ce2"/>
          <table:table-cell table:style-name="ce2" table:formula="of:=100/[.H44]" office:value-type="float" office:value="125.375185241836" calcext:value-type="float">
            <text:p>125.3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table:formula="of:=100/[.D45]" office:value-type="float" office:value="78.7537998708438" calcext:value-type="float">
            <text:p>78.75</text:p>
          </table:table-cell>
          <table:table-cell/>
          <table:table-cell table:style-name="ce2" table:formula="of:=100/[.F45]" office:value-type="float" office:value="152.178511481108" calcext:value-type="float">
            <text:p>152.18</text:p>
          </table:table-cell>
          <table:table-cell table:style-name="ce2"/>
          <table:table-cell table:style-name="ce2" table:formula="of:=100/[.H45]" office:value-type="float" office:value="72.5657808803681" calcext:value-type="float">
            <text:p>72.5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table:formula="of:=100/[.D46]" office:value-type="float" office:value="127.262083534832" calcext:value-type="float">
            <text:p>127.26</text:p>
          </table:table-cell>
          <table:table-cell/>
          <table:table-cell table:style-name="ce2" table:formula="of:=100/[.F46]" office:value-type="float" office:value="168.301717855634" calcext:value-type="float">
            <text:p>168.30</text:p>
          </table:table-cell>
          <table:table-cell table:style-name="ce2"/>
          <table:table-cell table:style-name="ce2" table:formula="of:=100/[.H46]" office:value-type="float" office:value="112.385689705358" calcext:value-type="float">
            <text:p>112.3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7:16:00.664120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5T18:08:12.679322580</dc:date>
    <meta:generator>LibreOffice/4.2.8.2$Linux_X86_64 LibreOffice_project/420m0$Build-2</meta:generator>
    <meta:editing-duration>PT20S</meta:editing-duration>
    <meta:editing-cycles>3</meta:editing-cycles>
    <meta:document-statistic meta:table-count="1" meta:cell-count="3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19cm" svg:height="10.281cm" xlink:href=".." xlink:type="simple" chart:class="chart:line" chart:style-name="ch1">
        <chart:plot-area chart:style-name="ch2" table:cell-range-address="Sheet1.C1:Sheet1.D7" chart:data-source-has-labels="both" svg:x="0.732cm" svg:y="0.244cm" svg:width="17.975cm" svg:height="9.481cm">
          <chartooo:coordinate-region svg:x="1.644cm" svg:y="0.443cm" svg:width="16.823cm" svg:height="8.635cm"/>
          <chart:axis chart:dimension="x" chart:name="primary-x" chart:style-name="ch3" chartooo:axis-type="auto">
            <chartooo:date-scale/>
            <chart:title svg:x="8.442cm" svg:y="9.719cm" chart:style-name="ch4">
              <text:p>Datengröße [Byte]</text:p>
            </chart:title>
            <chart:categories table:cell-range-address="Sheet1.C2:Sheet1.C7"/>
          </chart:axis>
          <chart:axis chart:dimension="y" chart:name="primary-y" chart:style-name="ch5">
            <chart:title svg:x="0.374cm" svg:y="5.369cm" chart:style-name="ch6">
              <text:p>Übertragungszeit [s]</text:p>
            </chart:title>
            <chart:grid chart:style-name="ch7" chart:class="major"/>
          </chart:axis>
          <chart:series chart:style-name="ch8" chart:values-cell-range-address="Sheet1.D2:Sheet1.D7" chart:label-cell-address="Sheet1.D1:Sheet1.D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2:Sheet1.C7</svg:desc>
                </draw:g>
              </table:table-cell>
              <table:table-cell office:value-type="float" office:value="0.0799761">
                <text:p>0.0799761</text:p>
                <draw:g>
                  <svg:desc>Sheet1.D2:Sheet1.D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820826">
                <text:p>0.0820826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0.0801537">
                <text:p>0.0801537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0.129837">
                <text:p>0.129837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456963">
                <text:p>0.456963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3.28945">
                <text:p>3.28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